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70000009692BE8D55A904C8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4" style:family="table">
      <style:table-properties style:width="19.6cm" fo:margin-left="0cm" fo:margin-right="0cm" fo:margin-top="0cm" fo:margin-bottom="0cm" table:align="margins" style:writing-mode="lr-tb"/>
    </style:style>
    <style:style style:name="Tableau4.A" style:family="table-column">
      <style:table-column-properties style:column-width="19.6cm" style:rel-column-width="65535*"/>
    </style:style>
    <style:style style:name="Tableau4.1" style:family="table-row">
      <style:table-row-properties style:min-row-height="2.69cm" fo:keep-together="auto"/>
    </style:style>
    <style:style style:name="Tableau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2" style:family="table">
      <style:table-properties style:width="19.6cm" fo:margin-left="0cm" fo:margin-right="0cm" fo:margin-top="0cm" fo:margin-bottom="0cm" table:align="margins" style:writing-mode="lr-tb"/>
    </style:style>
    <style:style style:name="Tableau2.A" style:family="table-column">
      <style:table-column-properties style:column-width="19.6cm" style:rel-column-width="65535*"/>
    </style:style>
    <style:style style:name="Tableau2.1" style:family="table-row">
      <style:table-row-properties style:min-row-height="5.403cm"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9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0.209cm"/>
    </style:style>
    <style:style style:name="Tableau9.B" style:family="table-column">
      <style:table-column-properties style:column-width="2.999cm"/>
    </style:style>
    <style:style style:name="Tableau9.1" style:family="table-row">
      <style:table-row-properties style:min-row-height="0.508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9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fo:padding="0.191cm" fo:border-left="0.05pt solid #666666" fo:border-right="none" fo:border-top="none" fo:border-bottom="0.05pt solid #666666"/>
    </style:style>
    <style:style style:name="Tableau9.B2" style:family="table-cell">
      <style:table-cell-properties fo:padding="0.191cm" fo:border-left="0.05pt solid #666666" fo:border-right="none" fo:border-top="none" fo:border-bottom="0.05pt solid #666666"/>
    </style:style>
    <style:style style:name="Tableau9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6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6.A" style:family="table-column">
      <style:table-column-properties style:column-width="19.6cm" style:rel-column-width="65535*"/>
    </style:style>
    <style:style style:name="Tableau6.1" style:family="table-row">
      <style:table-row-properties style:min-row-height="8.712cm" fo:keep-together="always"/>
    </style:style>
    <style:style style:name="Tableau6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10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9.601cm"/>
    </style:style>
    <style:style style:name="Tableau10.1" style:family="table-row">
      <style:table-row-properties style:min-row-height="0.543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style:min-row-height="0.748cm" fo:keep-together="always"/>
    </style:style>
    <style:style style:name="Tableau10.A2" style:family="table-cell">
      <style:table-cell-properties fo:padding-left="0.191cm" fo:padding-right="0.191cm" fo:padding-top="0cm" fo:padding-bottom="0cm" fo:border="0.5pt solid #000001"/>
    </style:style>
    <style:style style:name="Tableau10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5" style:family="table">
      <style:table-properties style:width="19.094cm" fo:margin-left="0.072cm" table:align="left" style:writing-mode="lr-tb"/>
    </style:style>
    <style:style style:name="Tableau5.A" style:family="table-column">
      <style:table-column-properties style:column-width="14.134cm"/>
    </style:style>
    <style:style style:name="Tableau5.B" style:family="table-column">
      <style:table-column-properties style:column-width="4.9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5.B1" style:family="table-cell">
      <style:table-cell-properties fo:background-color="#7f7f7f" fo:padding="0.191cm" fo:border="0.05pt solid #b2b2b2">
        <style:background-image/>
      </style:table-cell-properties>
    </style:style>
    <style:style style:name="Tableau5.A2" style:family="table-cell">
      <style:table-cell-properties fo:padding="0.191cm" fo:border-left="0.05pt solid #b2b2b2" fo:border-right="none" fo:border-top="none" fo:border-bottom="0.05pt solid #b2b2b2"/>
    </style:style>
    <style:style style:name="Tableau5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3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9.094cm"/>
    </style:style>
    <style:style style:name="Tableau3.1" style:family="table-row">
      <style:table-row-properties style:row-height="0.794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3.2" style:family="table-row">
      <style:table-row-properties style:min-row-height="0.82cm" fo:keep-together="always"/>
    </style:style>
    <style:style style:name="Tableau3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8" style:family="table">
      <style:table-properties style:width="19.8cm" fo:margin-left="-0.199cm" fo:margin-top="0cm" fo:margin-bottom="0cm" table:align="left" fo:keep-with-next="always" style:writing-mode="lr-tb"/>
    </style:style>
    <style:style style:name="Tableau8.A" style:family="table-column">
      <style:table-column-properties style:column-width="19.8cm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ffffff" fo:padding-left="0.199cm" fo:padding-right="0.191cm" fo:padding-top="0cm" fo:padding-bottom="0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Signatures" style:family="table">
      <style:table-properties style:width="19.6cm" table:align="margins"/>
    </style:style>
    <style:style style:name="Signatures.A" style:family="table-column">
      <style:table-column-properties style:column-width="9.8cm" style:rel-column-width="32767*"/>
    </style:style>
    <style:style style:name="Signatures.B" style:family="table-column">
      <style:table-column-properties style:column-width="9.8cm" style:rel-column-width="32768*"/>
    </style:style>
    <style:style style:name="Signatures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fo:font-size="26pt" officeooo:paragraph-rsid="00d6e2af" style:font-size-asian="26pt" style:font-size-complex="2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139d6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0dfc691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0e26f76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092d9a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0dfc691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0dfc691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6pt" officeooo:paragraph-rsid="00dfc691" style:font-size-asian="6pt" style:font-size-complex="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6pt" officeooo:paragraph-rsid="00e26f76" style:font-size-asian="6pt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6pt" officeooo:paragraph-rsid="01092d9a" style:font-size-asian="6pt" style:font-size-complex="6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6pt" officeooo:paragraph-rsid="010c64b1" style:font-size-asian="6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6pt" officeooo:paragraph-rsid="01139d6f" style:font-size-asian="6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dfc691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0438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56ce1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e26f76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10549da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108d50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1092d9a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0dfc691" style:font-size-asian="12pt" style:font-style-asian="italic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2pt" officeooo:paragraph-rsid="00e26f76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0e26f76" style:font-size-asian="4pt" style:font-weight-asian="bold" style:font-size-complex="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8pt" officeooo:paragraph-rsid="00dfc691" style:font-size-asian="8pt" style:font-size-complex="8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8pt" officeooo:paragraph-rsid="00e26f76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0dfc691" style:font-size-asian="8pt" style:font-weight-asian="bold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0e26f76" style:font-size-asian="10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0e26f76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0549da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0c64b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092d9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0e26f7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0c64b1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officeooo:paragraph-rsid="00dfc691"/>
    </style:style>
    <style:style style:name="P3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fcdcc1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fe025d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officeooo:paragraph-rsid="00fe025d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style:font-weight-asian="bold" style:font-weight-complex="bold"/>
    </style:style>
    <style:style style:name="P40" style:family="paragraph" style:parent-style-name="Standard">
      <style:text-properties fo:color="#ffffff" fo:font-weight="bold" officeooo:rsid="00c9029c" officeooo:paragraph-rsid="00fcdcc1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ffff" fo:font-weight="bold" officeooo:rsid="00c9029c" officeooo:paragraph-rsid="00fcdcc1" style:font-weight-asian="bold" style:font-weight-complex="bold"/>
    </style:style>
    <style:style style:name="P42" style:family="paragraph" style:parent-style-name="Standard">
      <style:text-properties officeooo:paragraph-rsid="00e26f76"/>
    </style:style>
    <style:style style:name="P43" style:family="paragraph" style:parent-style-name="Standard">
      <style:text-properties fo:color="#000000" style:font-name="Droid Sans" fo:font-size="10pt" officeooo:paragraph-rsid="00fcdcc1" style:font-size-asian="10pt" style:font-size-complex="12pt"/>
    </style:style>
    <style:style style:name="P44" style:family="paragraph" style:parent-style-name="Standard">
      <style:text-properties fo:color="#000000" style:font-name="Droid Sans" fo:font-size="10pt" officeooo:rsid="00c9029c" officeooo:paragraph-rsid="00fcdcc1" style:font-size-asian="10pt" style:font-size-complex="12pt"/>
    </style:style>
    <style:style style:name="P45" style:family="paragraph" style:parent-style-name="Standard">
      <style:text-properties officeooo:paragraph-rsid="01139d6f"/>
    </style:style>
    <style:style style:name="P46" style:family="paragraph" style:parent-style-name="Standard">
      <style:paragraph-properties fo:margin-top="0cm" fo:margin-bottom="0.212cm" loext:contextual-spacing="false" fo:line-height="100%"/>
      <style:text-properties fo:font-size="12pt" officeooo:paragraph-rsid="01109f16" style:font-size-asian="12pt" style:font-size-complex="12pt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109f16" style:font-size-asian="12pt" style:font-weight-asian="bold" style:font-name-complex="Calibri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109f16" style:font-size-asian="12pt" style:font-weight-asian="bold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0e26f76" style:font-size-asian="10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0549da" style:font-size-asian="10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0e26f76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0549da" style:font-name-asian="Wingdings" style:font-size-asian="12pt" style:font-name-complex="Wingdings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0dfc691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dfc691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0dfc691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0dfc691" style:font-size-complex="10.5pt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62da5" officeooo:paragraph-rsid="00dfc691" style:font-size-complex="10.5pt"/>
    </style:style>
    <style:style style:name="P58" style:family="paragraph" style:parent-style-name="Standard">
      <style:paragraph-properties fo:margin-top="0.199cm" fo:margin-bottom="0.199cm" loext:contextual-spacing="false" fo:line-height="100%"/>
      <style:text-properties officeooo:paragraph-rsid="01139d6f"/>
    </style:style>
    <style:style style:name="P59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00" style:font-name="Droid Sans" fo:font-size="10pt" officeooo:paragraph-rsid="00e26f76" style:font-size-asian="10pt" style:font-size-complex="12pt"/>
    </style:style>
    <style:style style:name="P60" style:family="paragraph" style:parent-style-name="Text_20_body">
      <style:text-properties officeooo:paragraph-rsid="00dfc691"/>
    </style:style>
    <style:style style:name="P61" style:family="paragraph" style:parent-style-name="Text_20_body">
      <style:paragraph-properties fo:margin-top="0.199cm" fo:margin-bottom="0.25cm" loext:contextual-spacing="false" fo:line-height="100%"/>
      <style:text-properties fo:color="#000546" style:font-name="Droid Sans" fo:font-size="10pt" officeooo:paragraph-rsid="0144f7cb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0e26f76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officeooo:paragraph-rsid="015cfe49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officeooo:paragraph-rsid="01092d9a"/>
    </style:style>
    <style:style style:name="P65" style:family="paragraph">
      <loext:graphic-properties draw:fill="none"/>
      <style:paragraph-properties fo:background-color="transparent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color="#000000" style:font-name="Droid Sans" fo:font-size="10pt" fo:font-weight="normal" style:font-name-asian="Wingdings" style:font-size-asian="10pt" style:font-weight-asian="normal" style:font-name-complex="Wingdings" style:font-size-complex="12pt" style:font-weight-complex="normal"/>
    </style:style>
    <style:style style:name="T4" style:family="text">
      <style:text-properties fo:color="#000000" style:font-name="Droid Sans" fo:font-size="10pt" style:text-underline-style="none" fo:font-weight="normal" style:font-name-asian="Wingdings" style:font-size-asian="10pt" style:font-weight-asian="normal" style:font-name-complex="Wingdings" style:font-size-complex="12pt" style:font-weight-complex="normal"/>
    </style:style>
    <style:style style:name="T5" style:family="text">
      <style:text-properties fo:color="#000000" style:font-name="Droid Sans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6" style:family="text">
      <style:text-properties fo:color="#000000" style:font-name="Liberation Serif"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officeooo:rsid="00107046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1139d6f"/>
    </style:style>
    <style:style style:name="T11" style:family="text">
      <style:text-properties fo:font-variant="normal" fo:text-transform="none" fo:letter-spacing="normal" fo:font-style="normal" fo:font-weight="normal" officeooo:rsid="00107046"/>
    </style:style>
    <style:style style:name="T12" style:family="text">
      <style:text-properties fo:font-variant="normal" fo:text-transform="none" fo:letter-spacing="normal" fo:font-style="normal" fo:font-weight="normal" officeooo:rsid="01457e53" style:font-weight-asian="normal" style:font-weight-complex="normal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6" style:family="text">
      <style:text-properties officeooo:rsid="00c888c8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109f16" style:font-weight-asian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15cfe4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[#if entretien.evolutionDepuisDernierEntretien??]${entretien.evolutionDepuisDernierEntretien}[#else]Non renseigné[/#if]" text:name="evolDepuisDernierEntretien"/>
        <text:user-field-decl office:value-type="float" office:value="0" text:name="perspectivesEvolutionProfessionnelleCompetencesAssociees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1"><text:span text:style-name="T8">Nom :</text:span><text:span text:style-name="T11"> ${employe.prenom} <text:line-break/></text:span><text:span text:style-name="T7">Prénom :</text:span><text:span text:style-name="T9"> </text:span><text:span text:style-name="T10">${employe.nom}<text:line-break/></text:span><text:span text:style-name="T7">Service :</text:span><text:span text:style-name="T9"> </text:span><text:span text:style-name="T10">${formulaire_service}<text:line-break/></text:span><text:span text:style-name="T7">Poste occupé :</text:span><text:span text:style-name="T9"> </text:span><text:span text:style-name="T10">${formulaire_poste}<text:line-break/></text:span><text:span text:style-name="T7">Date d'entrée dans l'entreprise : </text:span><text:span text:style-name="T10">${formulaire_dateEntreeEntreprise}<text:line-break/></text:span><text:span text:style-name="T7">Diplômes : </text:span><text:span text:style-name="T12">${formulaire_diplomes}</text:span></text:p>
          </table:table-cell>
          <table:table-cell table:style-name="Tableau1.B1" office:value-type="string">
            <text:p text:style-name="P58"><text:span text:style-name="T13">Responsable hiérarchique :</text:span><text:span text:style-name="T14"> </text:span><text:span text:style-name="T15">${formulaire_responsable}<text:line-break/></text:span><text:span text:style-name="T13">Entretien mené par :</text:span><text:span text:style-name="T14"> </text:span><text:span text:style-name="T15">${formulaire_menePar}<text:line-break/></text:span><text:span text:style-name="T13">Date de l'entretien :</text:span><text:span text:style-name="T14"> </text:span><text:span text:style-name="T15">${date}<text:line-break/></text:span><text:span text:style-name="T13">Date du précédent entretien :</text:span><text:span text:style-name="T14"> </text:span><text:span text:style-name="T15">${formulaire_datePrecedentEntretien}</text:span></text:p>
          </table:table-cell>
        </table:table-row>
      </table:table>
      <text:p text:style-name="P27"/>
      <text:p text:style-name="P2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Le poste de travail</text:p>
            <text:p text:style-name="P13"/>
            <text:p text:style-name="P45"><text:span text:style-name="T29">Ancienneté dans le poste actuel</text:span> : <text:span text:style-name="T2">${formulaire_anciennete}</text:span> <text:s text:c="11"/></text:p>
            <text:p text:style-name="P45"><text:span text:style-name="T29">Evolutions et changements depuis le dernier entretien professionnel</text:span> : <text:span text:style-name="T2"><text:user-field-get text:name="evolDepuisDernierEntretien">[#if entretien.evolutionDepuisDernierEntretien??]${entretien.evolutionDepuisDernierEntretien}[#else]Non renseigné[/#if]</text:user-field-get></text:span>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">Bilan des formations effectuées</text:p>
            <text:p text:style-name="P60">[#if appreciationsSessionFormation?size != 0]<text:text-input text:description=""/></text:p>
            <table:table table:name="Tableau9" table:style-name="Tableau9">
              <table:table-column table:style-name="Tableau9.A"/>
              <table:table-column table:style-name="Tableau9.B" table:number-columns-repeated="2"/>
              <table:table-row table:style-name="Tableau9.1">
                <table:table-cell table:style-name="Tableau9.A1" office:value-type="string">
                  <text:p text:style-name="P54">Formation</text:p>
                </table:table-cell>
                <table:table-cell table:style-name="Tableau9.A1" office:value-type="string">
                  <text:p text:style-name="P54">Date</text:p>
                </table:table-cell>
                <table:table-cell table:style-name="Tableau9.C1" office:value-type="string">
                  <text:p text:style-name="P55">Evaluation</text:p>
                </table:table-cell>
              </table:table-row>
              <table:table-row table:style-name="Tableau9.2">
                <table:table-cell table:style-name="Tableau9.A2" office:value-type="string">
                  <text:p text:style-name="Frame_20_contents"><text:span text:style-name="Source_20_Text"><text:span text:style-name="T32"><text:text-input text:description="lkjnb">@before-row[#list appreciationsSessionFormation as d]</text:text-input></text:span></text:span><text:span text:style-name="Source_20_Text"><text:span text:style-name="T32"><text:text-input text:description="">${d.libelleFormation}</text:text-input></text:span></text:span><text:span text:style-name="T32"><text:text-input text:description="">@after-row[/#list]</text:text-input></text:span></text:p>
                </table:table-cell>
                <table:table-cell table:style-name="Tableau9.B2" office:value-type="string">
                  <text:p text:style-name="P56"><text:text-input text:description="">${d.dateFormation}</text:text-input></text:p>
                </table:table-cell>
                <table:table-cell table:style-name="Tableau9.C2" office:value-type="string">
                  <text:p text:style-name="P57"><text:text-input text:description="">${d.valeur}</text:text-input></text:p>
                </table:table-cell>
              </table:table-row>
            </table:table>
            <text:p text:style-name="P35">[#else]<text:span text:style-name="T31">Aucune formation à évaluer sur la période.</text:span>[/#if]</text:p>
            <text:p text:style-name="P16"><text:span text:style-name="T22">Commentaires</text:span><text:span text:style-name="T20"> : </text:span>[#if commentaireBilanFormation??]${commentaireBilanFormation}[/#if]</text:p>
            <text:p text:style-name="P21"/>
          </table:table-cell>
        </table:table-row>
      </table:table>
      <text:p text:style-name="P9"/>
      <text:p text:style-name="P10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5">Projet professionnel</text:p>
            <text:p text:style-name="P23"/>
            <text:p text:style-name="P17"><text:span text:style-name="T26">Evolutions souhaitées par le salarié </text:span><text:span text:style-name="T27">dans son emploi actuel</text:span><text:span text:style-name="T19"> : </text:span><text:span text:style-name="T2">${evolutionSouhaiteeDansEmploiActuel}</text:span></text:p>
            <text:p text:style-name="P29"/>
            <text:p text:style-name="P17"><text:span text:style-name="T25">Evolution vers un nouvel emploi</text:span><text:span text:style-name="T19"> : </text:span><text:span text:style-name="T2">${evolutionSouhaiteeDansNouvelEmploi}</text:span></text:p>
            <text:p text:style-name="P17"><text:span text:style-name="T23">A quelle échéance ?</text:span><text:span text:style-name="T19"> </text:span><text:span text:style-name="T2">${echeance}</text:span></text:p>
            <text:p text:style-name="P28"/>
            <text:p text:style-name="P17"><text:span text:style-name="T25">Point des compétences nécessaires aux évolutions prévues</text:span><text:span text:style-name="T19"> :</text:span></text:p>
            <table:table table:name="Tableau10" table:style-name="Tableau10">
              <table:table-column table:style-name="Tableau10.A" table:number-columns-repeated="2"/>
              <table:table-row table:style-name="Tableau10.1">
                <table:table-cell table:style-name="Tableau10.A1" office:value-type="string">
                  <text:p text:style-name="P33">Compétences acquises</text:p>
                </table:table-cell>
                <table:table-cell table:style-name="Tableau10.B1" office:value-type="string">
                  <text:p text:style-name="P62">Compétences requises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49">${evolutionSouhaiteeCompetencesAcquises}</text:p>
                  <text:p text:style-name="P51"/>
                  <text:p text:style-name="P25"/>
                </table:table-cell>
                <table:table-cell table:style-name="Tableau10.B2" office:value-type="string">
                  <text:p text:style-name="P59">${evolutionSouhaiteeCompetencesRequises}</text:p>
                </table:table-cell>
              </table:table-row>
            </table:table>
            <text:p text:style-name="P22"/>
            <text:p text:style-name="P17"><text:span text:style-name="T25">Moyens de réalisation définis par le salarié</text:span><text:span text:style-name="T19"> : </text:span><text:span text:style-name="T2">${evolutionSouhaiteeMoyensRealisation}</text:span></text:p>
          </table:table-cell>
        </table:table-row>
      </table:table>
      <text:p text:style-name="P42"/>
      <table:table table:name="Tableau7" table:style-name="Tableau7">
        <table:table-column table:style-name="Tableau7.A"/>
        <text:soft-page-break/>
        <table:table-row table:style-name="Tableau7.1">
          <table:table-cell table:style-name="Tableau7.A1" office:value-type="string">
            <text:p text:style-name="P53">Formation professionnelle</text:p>
            <text:p text:style-name="P7"/>
            <text:p text:style-name="P15"><text:span text:style-name="T25">Souhaits de formation :</text:span><text:span text:style-name="T19"> </text:span>[#if souhaitsFormationSalarie?size != 0]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40">Souhait du salarié</text:p>
                </table:table-cell>
                <table:table-cell table:style-name="Tableau5.B1" office:value-type="string">
                  <text:p text:style-name="P41">Avis de l'évaluateur</text:p>
                </table:table-cell>
              </table:table-row>
              <table:table-row table:style-name="Tableau5.1">
                <table:table-cell table:style-name="Tableau5.A2" office:value-type="string">
                  <text:p text:style-name="P43"><text:span text:style-name="T16"><text:text-input text:description="">@before-row[#list souhaitsFormationSalarie as d]</text:text-input></text:span><text:span text:style-name="T16"><text:text-input text:description="">${d.texte}</text:text-input></text:span><text:text-input text:description="">@after-row[/#list]</text:text-input></text:p>
                </table:table-cell>
                <table:table-cell table:style-name="Tableau5.B2" office:value-type="string">
                  <text:p text:style-name="P44">${d.avisEvaluateur}</text:p>
                </table:table-cell>
              </table:table-row>
            </table:table>
            <text:p text:style-name="P36"><text:author-name text:fixed="false"/>[#else]<text:span text:style-name="T21">Aucun souhait n'a été émis par le salarié.</text:span>[/#if]</text:p>
            <text:p text:style-name="P14"><text:span text:style-name="T25">Souhaits de l’évaluateur :</text:span>[#if souhaitsFormationEvaluateur?size != 0]</text:p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39">Souhait du salarié</text:p>
                </table:table-cell>
              </table:table-row>
              <table:table-row table:style-name="Tableau3.2">
                <table:table-cell table:style-name="Tableau3.A2" office:value-type="string">
                  <text:p text:style-name="P38"><text:span text:style-name="Source_20_Text"><text:span text:style-name="T2"><text:text-input text:description="lkjnb">@before-row[#list souhaitsFormationEvaluateur as d]</text:text-input></text:span></text:span><text:span text:style-name="T2"><text:text-input text:description="">${d.texte}</text:text-input></text:span><text:span text:style-name="T2"><text:text-input text:description="">@after-row[/#list]</text:text-input></text:span></text:p>
                </table:table-cell>
              </table:table-row>
            </table:table>
            <text:p text:style-name="P37">[#else]<text:span text:style-name="T24">Aucun souhait de l'évaluateur.</text:span>[/#if]</text:p>
            <text:p text:style-name="P15"><text:span text:style-name="T25">Autres actions de développement des compétences envisagées</text:span><text:span text:style-name="T19"> (tutorat, accompagnement,…) : </text:span><text:span text:style-name="T2">${autresActionsDeveloppementCompetences}</text:span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4">Perspectives d’évolution professionnelle</text:p>
            <text:p text:style-name="P24"/>
            <text:p text:style-name="P18"><text:span text:style-name="T25">Quelle est l’évolution prévisible de la fonction occupée <text:s/>d’ici 2 ans ?</text:span><text:span text:style-name="T19"> </text:span><text:span text:style-name="T2">${perspectivesEvolutionProfessionnelle}</text:span></text:p>
            <text:p text:style-name="P50"/>
            <text:p text:style-name="P30"/>
            <text:p text:style-name="P63"><text:span text:style-name="T25">Quelles sont les compétences associées à cette évolution à acquérir ou à développer pour le salarié ? </text:span><text:span text:style-name="T34">${perspectivesEvolutionProfessionnelleCompetencesAssociees}</text:span></text:p>
            <text:p text:style-name="P52"/>
            <text:p text:style-name="P19"><text:span text:style-name="T25">Le ou les projet(s) professionnel(s) est-il (sont-ils) en adéquation avec les besoins futurs de l’entreprise ?</text:span>${adequationProjetProBesoinsEntreprise} : ${adequationProjetProBesoinsEntrepriseCommentaire}</text:p>
            <text:p text:style-name="P9"/>
          </table:table-cell>
        </table:table-row>
      </table:table>
      <text:p text:style-name="P8"/>
      <text:p text:style-name="P2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0"><text:span text:style-name="T17">Plans d’action </text:span><text:span text:style-name="T18">RH</text:span><text:span text:style-name="T17"> :</text:span></text:p>
            <text:p text:style-name="P6"/>
            <text:p text:style-name="P20"><text:span text:style-name="T6">Souhait de rencontrer le service ressources humaines pour une évocation du projet professionnel </text:span><text:span text:style-name="T5">:</text:span> ${rencontreRh} : ${rencontreRhCommentaire}</text:p>
            <text:p text:style-name="P11"/>
          </table:table-cell>
        </table:table-row>
      </table:table>
      <text:p text:style-name="P32"/>
      <text:p text:style-name="P32"/>
      <text:p text:style-name="P31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4">Synthèse de l'entretien :</text:p>
            <text:p>${synthese}</text:p>
            <text:p text:style-name="P12"/>
          </table:table-cell>
        </table:table-row>
      </table:table>
      <text:p text:style-name="P31"/>
      <text:p text:style-name="P47">Fait le ${date},</text:p>
      <table:table table:name="Signatures" table:style-name="Signatures">
        <table:table-column table:style-name="Signatures.A"/>
        <table:table-column table:style-name="Signatures.B"/>
        <table:table-row>
          <table:table-cell table:style-name="Signatures.A1" office:value-type="string">
            <text:p text:style-name="P48">Signature du <text:s/>salarié<text:tab/></text:p>
            <text:p text:style-name="Text_20_body">${employe.prenom} ${employe.nom}</text:p>
          </table:table-cell>
          <table:table-cell table:style-name="Signatures.A1" office:value-type="string">
            <text:p text:style-name="P46"><text:span text:style-name="T28">Signature du Chargé de </text:span><text:span text:style-name="T30">l'entretien </text:span></text:p>
            <text:p text:style-name="Standard">[#if meneur??]${meneur.prenom} ${meneur.nom}[/#if]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26pt" officeooo:paragraph-rsid="00d6e2af" style:font-size-asian="26pt" style:font-size-complex="26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48cm" svg:y="-0.298cm" svg:width="3.224cm" svg:height="2.431cm" draw:z-index="1"><draw:image xlink:href="Pictures/10000201000000C70000009692BE8D55A904C866.png" xlink:type="simple" xlink:show="embed" xlink:actuate="onLoad"/></draw:frame>Entretien Professionnel<text:tab/><text:tab/><text:tab/><text:tab/></text:p>
      </style:header>
      <style:footer>
        <text:p text:style-name="MP2"><text:span text:style-name="MT1">Page </text:span><text:page-number text:select-page="current">1</text:page-number> / <text:page-count>2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6-27T01:03:47.073000000</dc:date>
    <meta:editing-duration>PT10H22M18S</meta:editing-duration>
    <meta:editing-cycles>341</meta:editing-cycles>
    <meta:generator>LibreOffice/5.0.6.3$Windows_x86 LibreOffice_project/490fc03b25318460cfc54456516ea2519c11d1aa</meta:generator>
    <meta:document-statistic meta:table-count="13" meta:image-count="1" meta:object-count="0" meta:page-count="2" meta:paragraph-count="52" meta:word-count="329" meta:character-count="3069" meta:non-whitespace-character-count="2801"/>
  </office:meta>
</office:document-meta>
</file>